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lasma Lash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50">
            <text:p>5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50">
            <text:p>5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50">
            <text:p>5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50">
            <text:p>5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50">
            <text:p>5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50">
            <text:p>5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50">
            <text:p>5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50">
            <text:p>5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50">
            <text:p>5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50">
            <text:p>5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50">
            <text:p>5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50">
            <text:p>5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800000000">
            <text:p>6,800,000,000</text:p>
          </table:table-cell>
          <table:table-cell table:formula="oooc:=CEILING(([.R59]-[.V59]/2);[.V59])" office:value-type="float" office:value="2.04">
            <text:p>2.04</text:p>
          </table:table-cell>
          <table:table-cell table:formula="oooc:=CEILING(([.T59]-[.W59]/2);[.W59])" office:value-type="float" office:value="31">
            <text:p>31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5">
            <text:p>0.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2701963.65049543">
            <text:p>2701963.65</text:p>
          </table:table-cell>
          <table:table-cell table:formula="oooc:=[.AA58]/[.M59]" office:value-type="float" office:value="0.000296080963137055">
            <text:p>0</text:p>
          </table:table-cell>
          <table:table-cell table:formula="oooc:=([.D59]/[.C59])/([.R59]/[.Q59])" office:value-type="float" office:value="0.993494850084116">
            <text:p>0.99</text:p>
          </table:table-cell>
          <table:table-cell/>
          <table:table-cell table:formula="oooc:=[.I59]^[$globals.$C$23]*[$globals.$C$32]/[.R59]*[.K59]*[.Y59]" office:value-type="float" office:value="6754909126.23857">
            <text:p>6754909126.24</text:p>
          </table:table-cell>
          <table:table-cell table:formula="oooc:=[.S59]/[.H59]" office:value-type="float" office:value="2.03974156252546">
            <text:p>2.04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30.6">
            <text:p>30.6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7000000000">
            <text:p>17,000,000,000</text:p>
          </table:table-cell>
          <table:table-cell table:formula="oooc:=CEILING(([.R60]-[.V60]/2);[.V60])" office:value-type="float" office:value="3.33">
            <text:p>3.33</text:p>
          </table:table-cell>
          <table:table-cell table:formula="oooc:=CEILING(([.T60]-[.W60]/2);[.W60])" office:value-type="float" office:value="50">
            <text:p>50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5">
            <text:p>0.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6702799.97834111">
            <text:p>6702799.98</text:p>
          </table:table-cell>
          <table:table-cell table:formula="oooc:=[.AA58]/[.M60]" office:value-type="float" office:value="0.000119353106550256">
            <text:p>0</text:p>
          </table:table-cell>
          <table:table-cell table:formula="oooc:=([.D60]/[.C60])/([.R60]/[.Q60])" office:value-type="float" office:value="0.984762951501887">
            <text:p>0.98</text:p>
          </table:table-cell>
          <table:table-cell/>
          <table:table-cell table:formula="oooc:=[.I60]^[$globals.$C$23]*[$globals.$C$32]/[.R60]*[.K60]*[.Y60]" office:value-type="float" office:value="16756999945.8528">
            <text:p>16756999945.85</text:p>
          </table:table-cell>
          <table:table-cell table:formula="oooc:=[.S60]/[.H60]" office:value-type="float" office:value="3.33318853295886">
            <text:p>3.33</text:p>
          </table:table-cell>
          <table:table-cell table:formula="oooc:=[.I60]/[.J60]" office:value-type="float" office:value="6666.37706591771">
            <text:p>6666.38</text:p>
          </table:table-cell>
          <table:table-cell table:formula="oooc:=[.$D60]*[$globals.$C$34]/[.$K60]" office:value-type="float" office:value="49.95">
            <text:p>49.9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5.45">
            <text:p>5.45</text:p>
          </table:table-cell>
          <table:table-cell table:formula="oooc:=CEILING(([.T61]-[.W61]/2);[.W61])" office:value-type="float" office:value="82">
            <text:p>82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5">
            <text:p>0.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6627732.0353335">
            <text:p>16627732.04</text:p>
          </table:table-cell>
          <table:table-cell table:formula="oooc:=[.AA58]/[.M61]" office:value-type="float" office:value="0.0000481123943000776">
            <text:p>0</text:p>
          </table:table-cell>
          <table:table-cell table:formula="oooc:=([.D61]/[.C61])/([.R61]/[.Q61])" office:value-type="float" office:value="0.990320170604345">
            <text:p>0.99</text:p>
          </table:table-cell>
          <table:table-cell/>
          <table:table-cell table:formula="oooc:=[.I61]^[$globals.$C$23]*[$globals.$C$32]/[.R61]*[.K61]*[.Y61]" office:value-type="float" office:value="41569330088.3339">
            <text:p>41569330088.33</text:p>
          </table:table-cell>
          <table:table-cell table:formula="oooc:=[.S61]/[.H61]" office:value-type="float" office:value="5.44683993323774">
            <text:p>5.45</text:p>
          </table:table-cell>
          <table:table-cell table:formula="oooc:=[.I61]/[.J61]" office:value-type="float" office:value="10893.6798664755">
            <text:p>10893.68</text:p>
          </table:table-cell>
          <table:table-cell table:formula="oooc:=[.$D61]*[$globals.$C$34]/[.$K61]" office:value-type="float" office:value="81.75">
            <text:p>81.7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00000000000">
            <text:p>100,000,000,000</text:p>
          </table:table-cell>
          <table:table-cell table:formula="oooc:=CEILING(([.R62]-[.V62]/2);[.V62])" office:value-type="float" office:value="8.9">
            <text:p>8.9</text:p>
          </table:table-cell>
          <table:table-cell table:formula="oooc:=CEILING(([.T62]-[.W62]/2);[.W62])" office:value-type="float" office:value="130">
            <text:p>13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5">
            <text:p>0.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41248653.3287966">
            <text:p>41248653.33</text:p>
          </table:table-cell>
          <table:table-cell table:formula="oooc:=[.AA58]/[.M62]" office:value-type="float" office:value="0.0000193945725602999">
            <text:p>0</text:p>
          </table:table-cell>
          <table:table-cell table:formula="oooc:=([.D62]/[.C62])/([.R62]/[.Q62])" office:value-type="float" office:value="1.03112292628302">
            <text:p>1.03</text:p>
          </table:table-cell>
          <table:table-cell/>
          <table:table-cell table:formula="oooc:=[.I62]^[$globals.$C$23]*[$globals.$C$32]/[.R62]*[.K62]*[.Y62]" office:value-type="float" office:value="103121633321.991">
            <text:p>103121633321.99</text:p>
          </table:table-cell>
          <table:table-cell table:formula="oooc:=[.S62]/[.H62]" office:value-type="float" office:value="8.90080622951655">
            <text:p>8.9</text:p>
          </table:table-cell>
          <table:table-cell table:formula="oooc:=[.I62]/[.J62]" office:value-type="float" office:value="17801.6124590331">
            <text:p>17801.61</text:p>
          </table:table-cell>
          <table:table-cell table:formula="oooc:=[.$D62]*[$globals.$C$34]/[.$K62]" office:value-type="float" office:value="133.5">
            <text:p>133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260000000000">
            <text:p>260,000,000,000</text:p>
          </table:table-cell>
          <table:table-cell table:formula="oooc:=CEILING(([.R63]-[.V63]/2);[.V63])" office:value-type="float" office:value="14.55">
            <text:p>14.55</text:p>
          </table:table-cell>
          <table:table-cell table:formula="oooc:=CEILING(([.T63]-[.W63]/2);[.W63])" office:value-type="float" office:value="220">
            <text:p>22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5">
            <text:p>0.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102326125.88558">
            <text:p>102326125.89</text:p>
          </table:table-cell>
          <table:table-cell table:formula="oooc:=[.AA58]/[.M63]" office:value-type="float" office:value="0.00000781814021664954">
            <text:p>0</text:p>
          </table:table-cell>
          <table:table-cell table:formula="oooc:=([.D63]/[.C63])/([.R63]/[.Q63])" office:value-type="float" office:value="0.984242480644634">
            <text:p>0.98</text:p>
          </table:table-cell>
          <table:table-cell/>
          <table:table-cell table:formula="oooc:=[.I63]^[$globals.$C$23]*[$globals.$C$32]/[.R63]*[.K63]*[.Y63]" office:value-type="float" office:value="255815314713.951">
            <text:p>255815314713.95</text:p>
          </table:table-cell>
          <table:table-cell table:formula="oooc:=[.S63]/[.H63]" office:value-type="float" office:value="14.5450118796327">
            <text:p>14.55</text:p>
          </table:table-cell>
          <table:table-cell table:formula="oooc:=[.I63]/[.J63]" office:value-type="float" office:value="29090.0237592654">
            <text:p>29090.02</text:p>
          </table:table-cell>
          <table:table-cell table:formula="oooc:=[.$D63]*[$globals.$C$34]/[.$K63]" office:value-type="float" office:value="218.25">
            <text:p>218.2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630000000000">
            <text:p>630,000,000,000</text:p>
          </table:table-cell>
          <table:table-cell table:formula="oooc:=CEILING(([.R64]-[.V64]/2);[.V64])" office:value-type="float" office:value="23.77">
            <text:p>23.77</text:p>
          </table:table-cell>
          <table:table-cell table:formula="oooc:=CEILING(([.T64]-[.W64]/2);[.W64])" office:value-type="float" office:value="360">
            <text:p>36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5">
            <text:p>0.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253841888.007575">
            <text:p>253841888.01</text:p>
          </table:table-cell>
          <table:table-cell table:formula="oooc:=[.AA58]/[.M64]" office:value-type="float" office:value="0.00000315156811304574">
            <text:p>0</text:p>
          </table:table-cell>
          <table:table-cell table:formula="oooc:=([.D64]/[.C64])/([.R64]/[.Q64])" office:value-type="float" office:value="1.0073795171386">
            <text:p>1.01</text:p>
          </table:table-cell>
          <table:table-cell/>
          <table:table-cell table:formula="oooc:=[.I64]^[$globals.$C$23]*[$globals.$C$32]/[.R64]*[.K64]*[.Y64]" office:value-type="float" office:value="634604720018.937">
            <text:p>634604720018.94</text:p>
          </table:table-cell>
          <table:table-cell table:formula="oooc:=[.S64]/[.H64]" office:value-type="float" office:value="23.7683379598914">
            <text:p>23.77</text:p>
          </table:table-cell>
          <table:table-cell table:formula="oooc:=[.I64]/[.J64]" office:value-type="float" office:value="47536.6759197827">
            <text:p>47536.68</text:p>
          </table:table-cell>
          <table:table-cell table:formula="oooc:=[.$D64]*[$globals.$C$34]/[.$K64]" office:value-type="float" office:value="356.55">
            <text:p>356.5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8">09/08/2007</text:date>, <text:time>04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8T04:31:17</dc:date>
    <dc:language>en-US</dc:language>
    <meta:editing-cycles>177</meta:editing-cycles>
    <meta:editing-duration>P12DT0H23M39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